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2.36pt"/>
    </style:style>
    <style:style style:name="co3" style:family="table-column">
      <style:table-column-properties fo:break-before="auto" style:column-width="264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6699" fo:border="0.74pt dotted #000000"/>
      <style:text-properties fo:color="#ffffff"/>
    </style:style>
    <style:style style:name="ce2" style:family="table-cell" style:parent-style-name="Default">
      <style:table-cell-properties fo:background-color="#336699" fo:border="0.74pt dotted #000000"/>
      <style:text-properties fo:color="#ffffff" style:text-line-through-style="solid" style:text-line-through-type="singl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DONE?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NOTES / SUBTASK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round to nearest multiple of 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sprite should not be draggable/clicka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begin routing on mousedow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outing should continue after mou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maybe shift off positions from route for plane to move to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invisible area for spawn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andom-ish plane spawn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plane moves in straight line by defaul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andom vector before rou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most recent vector at end of rou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draw a line when drawing rou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witch to animated uf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implement circular collision box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core +1 for landed pla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use / play button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move plane when lan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me over when planes collide</text:p>
          </table:table-cell>
          <table:table-cell table:number-columns-repeated="1022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10:09:09.146038221</meta:creation-date>
    <dc:date>2018-03-24T13:43:55.869361095</dc:date>
    <meta:editing-duration>P2DT3H4M20S</meta:editing-duration>
    <meta:editing-cycles>9</meta:editing-cycles>
    <meta:generator>LibreOffice/5.1.6.2$Linux_X86_64 LibreOffice_project/10m0$Build-2</meta:generator>
    <meta:document-statistic meta:table-count="1" meta:cell-count="29" meta:object-count="0"/>
  </office:meta>
</office:document-meta>
</file>